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ans" svg:font-family="'Liberation Sans'"/>
    <style:font-face style:name="Liberation Serif1" svg:font-family="'Liberation Serif'"/>
    <style:font-face style:name="Lucida Grande" svg:font-family="'Lucida Grande', Verdana, Arial, Helvetica, sans-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text-properties fo:font-size="10pt"/>
    </style:style>
    <style:style style:name="P2" style:family="paragraph" style:parent-style-name="Standard" style:list-style-name="L1">
      <style:paragraph-properties fo:margin-left="0.25in" fo:margin-right="0in" fo:text-indent="0in" style:auto-text-indent="false" style:writing-mode="lr-tb"/>
      <style:text-properties fo:font-size="10pt" fo:language="en" fo:country="US" officeooo:paragraph-rsid="00203532"/>
    </style:style>
    <style:style style:name="P3" style:family="paragraph" style:parent-style-name="Normal" style:list-style-name="L6">
      <style:text-properties fo:font-size="10pt" officeooo:rsid="001b4759" officeooo:paragraph-rsid="00203532"/>
    </style:style>
    <style:style style:name="P4" style:family="paragraph" style:parent-style-name="Normal">
      <style:text-properties fo:font-size="10pt" officeooo:rsid="001b4759" officeooo:paragraph-rsid="00203532"/>
    </style:style>
    <style:style style:name="P5" style:family="paragraph" style:parent-style-name="Normal" style:list-style-name="L6">
      <style:text-properties fo:font-size="10pt" officeooo:rsid="001d3e02" officeooo:paragraph-rsid="00203532"/>
    </style:style>
    <style:style style:name="P6" style:family="paragraph" style:parent-style-name="Normal">
      <style:text-properties fo:font-size="10pt" officeooo:rsid="001d3e02" officeooo:paragraph-rsid="00203532"/>
    </style:style>
    <style:style style:name="P7" style:family="paragraph" style:parent-style-name="Normal" style:list-style-name="L7">
      <style:text-properties fo:font-size="10pt" officeooo:rsid="001e710a" officeooo:paragraph-rsid="00203532"/>
    </style:style>
    <style:style style:name="P8" style:family="paragraph" style:parent-style-name="Normal">
      <style:text-properties fo:font-size="10pt" officeooo:rsid="001e710a" officeooo:paragraph-rsid="00203532"/>
    </style:style>
    <style:style style:name="P9" style:family="paragraph" style:parent-style-name="Normal">
      <style:text-properties fo:font-size="10pt" officeooo:rsid="00203115" officeooo:paragraph-rsid="00203532"/>
    </style:style>
    <style:style style:name="P10" style:family="paragraph" style:parent-style-name="Normal">
      <style:text-properties fo:font-size="10pt" officeooo:rsid="00203532" officeooo:paragraph-rsid="00203532"/>
    </style:style>
    <style:style style:name="P11" style:family="paragraph" style:parent-style-name="Normal" style:list-style-name="L10">
      <style:text-properties fo:font-size="10pt" officeooo:rsid="00203532" officeooo:paragraph-rsid="00203532"/>
    </style:style>
    <style:style style:name="P12" style:family="paragraph" style:parent-style-name="Normal" style:list-style-name="L11">
      <style:text-properties fo:font-size="10pt" officeooo:rsid="00203532" officeooo:paragraph-rsid="00203532"/>
    </style:style>
    <style:style style:name="P13" style:family="paragraph" style:parent-style-name="Normal">
      <style:paragraph-properties fo:text-align="end" style:justify-single-word="false"/>
      <style:text-properties fo:font-size="10pt" officeooo:paragraph-rsid="00203532"/>
    </style:style>
    <style:style style:name="P14" style:family="paragraph" style:parent-style-name="Normal">
      <style:text-properties fo:font-size="10pt" officeooo:paragraph-rsid="00203532"/>
    </style:style>
    <style:style style:name="P15" style:family="paragraph" style:parent-style-name="Normal">
      <style:paragraph-properties fo:text-align="start" style:justify-single-word="false"/>
      <style:text-properties fo:font-size="10pt" officeooo:paragraph-rsid="00203532"/>
    </style:style>
    <style:style style:name="P16" style:family="paragraph" style:parent-style-name="Normal" style:list-style-name="L11">
      <style:text-properties fo:font-size="10pt" officeooo:rsid="0021daee" officeooo:paragraph-rsid="0021daee"/>
    </style:style>
    <style:style style:name="P17" style:family="paragraph" style:parent-style-name="Normal">
      <style:paragraph-properties fo:text-align="start" style:justify-single-word="false" fo:break-before="page"/>
      <style:text-properties fo:font-size="10pt" officeooo:paragraph-rsid="00203532"/>
    </style:style>
    <style:style style:name="P18" style:family="paragraph" style:parent-style-name="Title">
      <style:text-properties fo:font-size="12pt" officeooo:paragraph-rsid="00203532"/>
    </style:style>
    <style:style style:name="T1" style:family="text">
      <style:text-properties officeooo:rsid="001b4759"/>
    </style:style>
    <style:style style:name="T2" style:family="text">
      <style:text-properties officeooo:rsid="001d3e02"/>
    </style:style>
    <style:style style:name="T3" style:family="text">
      <style:text-properties officeooo:rsid="001e710a"/>
    </style:style>
    <style:style style:name="T4" style:family="text">
      <style:text-properties fo:font-size="10pt"/>
    </style:style>
    <style:style style:name="T5" style:family="text">
      <style:text-properties officeooo:rsid="00203115"/>
    </style:style>
    <style:style style:name="T6" style:family="text">
      <style:text-properties officeooo:rsid="00203532"/>
    </style:style>
    <style:style style:name="T7" style:family="text">
      <style:text-properties officeooo:rsid="0021daee"/>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Association MVA-Alumni</text:p>
        <text:p text:style-name="P1">ENS de Cachan</text:p>
        <text:p text:style-name="P1">94230 Cachan</text:p>
        <text:p text:style-name="P1"/>
        <text:p text:style-name="P14"/>
        <text:p text:style-name="P18">Procès-verbal de l’assemblée générale <text:span text:style-name="T1">ordinaire </text:span>du <text:span text:style-name="T1">31 mars 2016</text:span></text:p>
        <text:p text:style-name="P14"/>
        <text:p text:style-name="P14">Le <text:span text:style-name="T1">31</text:span> <text:span text:style-name="T1">mars</text:span> 201<text:span text:style-name="T1">6</text:span> à 1<text:span text:style-name="T1">9</text:span> heures <text:span text:style-name="T1">30</text:span>, les <text:span text:style-name="T1">membres</text:span> de l’association MVA-Alumni se <text:span text:style-name="T1">réunissent</text:span> en assemblée générale <text:span text:style-name="T1">ordinaire</text:span> à L'ENS de Cachan, 94230 Cachan.</text:p>
        <text:p text:style-name="P14"/>
        <text:p text:style-name="P14">Sont présents :</text:p>
        <text:list xml:id="list1687911080041254450" text:style-name="L1">
          <text:list-item>
            <text:p text:style-name="P2">Mathieu Andreux, <text:span text:style-name="T1">membre du conseil d'administration, président du bureau</text:span></text:p>
          </text:list-item>
          <text:list-item>
            <text:p text:style-name="P2">Michel Blancard, <text:span text:style-name="T1">membre du conseil d'administration, secrétaire, trésorier et webmaster du bureau</text:span></text:p>
          </text:list-item>
        </text:list>
        <text:p text:style-name="P14"/>
        <text:p text:style-name="P4">Le président présente l<text:span text:style-name="T2">e rapport</text:span> moral de l'association :</text:p>
        <text:list xml:id="list41900827075533600" text:style-name="L6">
          <text:list-item>
            <text:p text:style-name="P3">L'annuaire électronique a été développé puis mis en ligne à l'adresse mva-alumni.org. Sa publicité s'est faite par voie de messages électroniques à l'ensemble des promotions 2014/2015, 2013/2014, 2012/2013 et 2011/2012. Il compte à présent environ 70 membres inscrits. Une majorité de profils ne sont pas entièrement remplis. Le site rencontre des problèmes techniques pour l'envoi de mail : les messageries microsoft (hotmail, livemail...) semblent classificer les emails en provenance du serveur comme du spam.</text:p>
          </text:list-item>
          <text:list-item>
            <text:p text:style-name="P3">4 afterworks ont été organisés <text:span text:style-name="T5">par le bureau depuis la création de l'association</text:span> :</text:p>
            <text:list>
              <text:list-item>
                <text:p text:style-name="P3">Le 28/07/2015 chez Criteo. Ont également participé Gorgias, <text:span text:style-name="T2">Prizm et </text:span>Flaminem</text:p>
              </text:list-item>
              <text:list-item>
                <text:p text:style-name="P3"><text:span text:style-name="T2">Le </text:span>06/10/2015 <text:span text:style-name="T2">chez</text:span> Snips. <text:span text:style-name="T2">Ont également participé </text:span>breaz.io <text:span text:style-name="T2">et</text:span> <text:span text:style-name="T2">m</text:span>oodstocks</text:p>
              </text:list-item>
              <text:list-item>
                <text:p text:style-name="P3"><text:span text:style-name="T2">Le </text:span>19/<text:span text:style-name="T2">01/</text:span>2016 chez Earth^3, <text:span text:style-name="T5">A également participé </text:span>Placemeter.</text:p>
              </text:list-item>
              <text:list-item>
                <text:p text:style-name="P3"><text:span text:style-name="T2">Le 1</text:span>6/<text:span text:style-name="T2">03/2016 c</text:span>hez Aneo. <text:span text:style-name="T2">Ont également participé</text:span> <text:span text:style-name="T2">d</text:span>4j <text:span text:style-name="T2">et </text:span>Reminiz.</text:p>
              </text:list-item>
            </text:list>
            <text:p text:style-name="P5">Le dernier meetup a vu une participation très faible des alumni. Un sondage a été effectué auprès des alumni pour recu<text:span text:style-name="T6">e</text:span>illir les opinions et les propositons d'amélioration des alumni. Il en ressort une demande pour des présentations plus techniques et plus courtes. Le moment d'échange après les présentations est vu comme essentiel par une majorité de participants.</text:p>
          </text:list-item>
        </text:list>
        <text:p text:style-name="P6">L<text:span text:style-name="T3">e rapport</text:span> moral est approuvé à l'unanimité des membres présents.</text:p>
        <text:p text:style-name="P6"/>
        <text:p text:style-name="P6">Le trésorier présente le rapport financier de l'association :</text:p>
        <text:list xml:id="list3182954641596050040" text:style-name="L7">
          <text:list-item>
            <text:p text:style-name="P7">Les frais de l'association du 12 janvier 2015 au 31 mars 2016 sont les suivants :</text:p>
            <text:list>
              <text:list-item>
                <text:p text:style-name="P7">44€ : publication au journal officiel</text:p>
              </text:list-item>
              <text:list-item>
                <text:p text:style-name="P7">8,39 € : création du nom de domaine mva-alumni.org (02/04/2015 au 02/04/2016)</text:p>
              </text:list-item>
              <text:list-item>
                <text:p text:style-name="P7">15,59 € : renouvellement du nom de domaine mva-alumni.org pour un an (02/04/2016 au 02/04/2017)</text:p>
              </text:list-item>
              <text:list-item>
                <text:p text:style-name="P7">29,64€ : frais du serveur (du 19/03/2015 au 19/04/2016, 2.28€ x 13)</text:p>
              </text:list-item>
              <text:list-item>
                <text:p text:style-name="P7">30,00€ : collation à l'occasion du l'AG ordinaire du 31 mars 2016</text:p>
              </text:list-item>
            </text:list>
          </text:list-item>
          <text:list-item>
            <text:p text:style-name="P7">Les frais de l'association sont couvert en totalité par des dons du bureau équitablement répartis.</text:p>
          </text:list-item>
        </text:list>
        <text:p text:style-name="P6">L<text:span text:style-name="T3">e rapport</text:span> <text:span text:style-name="T3">financier</text:span> est approuvé à l'unanimité des membres présents.</text:p>
        <text:p text:style-name="P6"/>
        <text:p text:style-name="P9">Aucune question n'est soumise au président.</text:p>
        <text:p text:style-name="P4"/>
        <text:p text:style-name="P8">Le président propose la création de 0 ou 1 nouveau siège au conseil d'administration. Un vote à main levé décide de ne pas créer de nouveau siège pour les années 2016-2017. <text:span text:style-name="T5">A l'issue de l'élection, les membres du conseil d'administration sont Mathieu Andreux et Michel Blancard (désignés lors de l'assemblée constitutive pour siéger 2 ans).</text:span></text:p>
        <text:p text:style-name="P8"/>
        <text:p text:style-name="P10">L'assemblée générale ordinaire est clôturée à 20h30.</text:p>
        <text:p text:style-name="P14"/>
        <text:p text:style-name="P14"/>
        <text:p text:style-name="P13">Michel Blancard, secrétaire de séance</text:p>
        <text:p text:style-name="P15"><text:span text:style-name="T4"/></text:p>
        <text:p text:style-name="P15"><text:span text:style-name="T4"/></text:p>
        <text:p text:style-name="P17"><text:span text:style-name="T4"/></text:p>
        <text:p text:style-name="P18">Procès-verbal de <text:span text:style-name="T6">la réunion du conseil d'administration </text:span>du <text:span text:style-name="T1">31 mars 2016</text:span></text:p>
        <text:p text:style-name="P14"/>
        <text:p text:style-name="P14">Le <text:span text:style-name="T1">31</text:span> <text:span text:style-name="T1">mars</text:span> 201<text:span text:style-name="T1">6</text:span> à <text:span text:style-name="T6">20</text:span> heures <text:span text:style-name="T1">30</text:span>, les <text:span text:style-name="T1">membres</text:span> <text:span text:style-name="T6">du conseil d'administration </text:span>de l’association MVA-Alumni se <text:span text:style-name="T1">réunissent</text:span> à L'ENS de Cachan, 94230 Cachan.</text:p>
        <text:p text:style-name="P14"/>
        <text:p text:style-name="P14">Sont présents :</text:p>
        <text:list xml:id="list200628214330075" text:continue-list="list1687911080041254450" text:style-name="L1">
          <text:list-item>
            <text:p text:style-name="P2">Mathieu Andreux, <text:span text:style-name="T1">membre du conseil d'administration, président du bureau sortant</text:span></text:p>
          </text:list-item>
          <text:list-item>
            <text:p text:style-name="P2">Michel Blancard, <text:span text:style-name="T1">membre du conseil d'administration, secrétaire, trésorier et webmaster du bureau sortant</text:span></text:p>
          </text:list-item>
        </text:list>
        <text:p text:style-name="P14"/>
        <text:p text:style-name="P4"><text:span text:style-name="T6">Les membres du conseil procède à l'élection du nouveau bureau. Le nouveau bureau est composé de :</text:span></text:p>
        <text:list xml:id="list6089793214290358845" text:style-name="L10">
          <text:list-item>
            <text:p text:style-name="P11">Mathieu Andreux, élu président</text:p>
          </text:list-item>
          <text:list-item>
            <text:p text:style-name="P11">Michel Blancard, élu secrétaire, trésorier et webmaster</text:p>
          </text:list-item>
        </text:list>
        <text:p text:style-name="P14"><text:span text:style-name="T6">L'élection est approuvée à l'unanimité des membres du conseil.</text:span></text:p>
        <text:p text:style-name="P14"/>
        <text:p text:style-name="P10">Les membres du conseil débattent des <text:span text:style-name="T7">actions</text:span> de l'as<text:span text:style-name="T7">s</text:span>ociation pour l'année 2016 et s'accordent sur la liste suivante : </text:p>
        <text:list xml:id="list1359373245017811534" text:style-name="L11">
          <text:list-item>
            <text:p text:style-name="P12">Résoudre les problèmes techniques sur l'envoi des email.</text:p>
          </text:list-item>
          <text:list-item>
            <text:p text:style-name="P12">Continuer la publicité de l'annuaire auprès des alumni.</text:p>
          </text:list-item>
          <text:list-item>
            <text:p text:style-name="P12">Augmenter la technicité des présentations aux afterworks et faire commencer le moment d'échange plus tôt dans la soirée, vers 20h45.</text:p>
          </text:list-item>
          <text:list-item>
            <text:p text:style-name="P12">Fixer le rythme des afterwork à un tous les deux mois, à l'exception des mois de juillet et août.</text:p>
          </text:list-item>
          <text:list-item>
            <text:p text:style-name="P16">Faire connaître l'association à la nouvelle promotion 2016/2017 par une intervention à l'amphithéâtre de rentrée fin semptembre.</text:p>
          </text:list-item>
        </text:list>
        <text:p text:style-name="P10"/>
        <text:p text:style-name="P10">La réunion du conseil est clôturée à 21h00.</text:p>
        <text:p text:style-name="P14"/>
        <text:p text:style-name="P13">Michel Blancard, secrétaire de séanc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Sans" svg:font-family="'Liberation Sans'"/>
    <style:font-face style:name="Liberation Serif1" svg:font-family="'Liberation Serif'"/>
    <style:font-face style:name="Lucida Grande" svg:font-family="'Lucida Grande', Verdana, Arial, Helvetica, sans-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in" fo:margin-bottom="0.0972in" loext:contextual-spacing="false" fo:line-height="120%"/>
    </style:style>
    <style:style style:name="Index" style:family="paragraph" style:parent-style-name="Standard" style:class="index">
      <style:paragraph-properties text:number-lines="false" text:line-number="0"/>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Heading" style:family="paragraph" style:parent-style-name="Normal"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aption" style:family="paragraph" style:parent-style-name="Normal" style:class="extra">
      <style:paragraph-properties fo:margin-top="0.0835in" fo:margin-bottom="0.0835in"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style>
    <style:style style:name="Normal" style:family="paragraph">
      <style:paragraph-properties style:writing-mode="lr-tb"/>
      <style:text-properties style:font-name="Liberation Serif1" fo:font-family="'Liberation Serif'" fo:font-size="12pt" fo:language="en" fo:country="US"/>
    </style:style>
    <style:style style:name="Bullet_20_Symbols_5f_text" style:display-name="Bullet Symbols_text" style:family="text">
      <style:text-properties style:font-name="OpenSymbol" fo:font-family="OpenSymbo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5-03-10T11:16:50.223166226</meta:creation-date>
    <dc:date>2016-04-03T20:06:26.960506747</dc:date>
    <meta:editing-duration>PT30M37S</meta:editing-duration>
    <meta:editing-cycles>5</meta:editing-cycles>
    <meta:document-statistic meta:table-count="0" meta:image-count="0" meta:object-count="0" meta:page-count="2" meta:paragraph-count="47" meta:word-count="675" meta:character-count="4275" meta:non-whitespace-character-count="3671"/>
  </office:meta>
</office:document-meta>
</file>